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BALANCEADOS BIONUTRE DEL PERU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1261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BANAL DIAZ, FREDY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698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0/2021</text:p>
          </table:table-cell>
          <table:table-cell table:style-name="Tabla2.A2" office:value-type="string">
            <text:p text:style-name="P7">2730644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00:05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